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Memory</text:p>
          </table:table-cell>
          <table:table-cell office:value-type="float" office:value="115200" calcext:value-type="float">
            <text:p>1152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Bitplanes</text:p>
          </table:table-cell>
          <table:table-cell table:style-name="ce1" office:value-type="string" calcext:value-type="string">
            <text:p>Mem/Screen</text:p>
          </table:table-cell>
          <table:table-cell table:style-name="ce1" office:value-type="string" calcext:value-type="string">
            <text:p>Screens</text:p>
          </table:table-cell>
          <table:table-cell table:number-columns-repeated="1637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formula="of:=[.A4]*[.B4]*[.C4]/8" office:value-type="float" office:value="115200" calcext:value-type="float">
            <text:p>115200</text:p>
          </table:table-cell>
          <table:table-cell table:formula="of:=INT([.$B$1]/[.D4])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table:formula="of:=[.A5]*[.B5]*[.C5]/8" office:value-type="float" office:value="28800" calcext:value-type="float">
            <text:p>28800</text:p>
          </table:table-cell>
          <table:table-cell table:formula="of:=INT([.$B$1]/[.D5])"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A6]*[.B6]*[.C6]/8" office:value-type="float" office:value="30720" calcext:value-type="float">
            <text:p>30720</text:p>
          </table:table-cell>
          <table:table-cell table:formula="of:=INT([.$B$1]/[.D6])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table:formula="of:=[.A7]*[.B7]*[.C7]/8" office:value-type="float" office:value="57600" calcext:value-type="float">
            <text:p>57600</text:p>
          </table:table-cell>
          <table:table-cell table:formula="of:=INT([.$B$1]/[.D7])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table:formula="of:=[.A8]*[.B8]*[.C8]/8" office:value-type="float" office:value="57600" calcext:value-type="float">
            <text:p>57600</text:p>
          </table:table-cell>
          <table:table-cell table:formula="of:=INT([.$B$1]/[.D8])" office:value-type="float" office:value="2" calcext:value-type="float">
            <text:p>2</text:p>
          </table:table-cell>
          <table:table-cell table:number-columns-repeated="16379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8:55:48.565382251</meta:creation-date>
    <dc:date>2025-08-05T18:59:04.978930276</dc:date>
    <meta:editing-duration>PT3M17S</meta:editing-duration>
    <meta:editing-cycles>1</meta:editing-cycles>
    <meta:document-statistic meta:table-count="1" meta:cell-count="32" meta:object-count="0"/>
    <meta:generator>LibreOffice/24.2.7.2$Linux_X86_64 LibreOffice_project/420$Build-2</meta:generator>
  </office:meta>
</office:document-meta>
</file>